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15.8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1.906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2.249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PageStyle_5f_Zeitliste">
      <style:table-properties table:display="true" style:writing-mode="lr-tb"/>
    </style:style>
    <style:style style:name="ta2" style:family="table" style:master-page-name="PageStyle_5f_Zeitliste_20_Pivo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Verdana" fo:font-size="24pt" fo:font-style="normal" style:text-underline-style="none" fo:font-weight="bold" style:font-name-asian="Verdana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fo:language="de" fo:country="AT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fff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Zeitliste" table:style-name="ta1" table:print="false">
        <office:forms form:automatic-focus="false" form:apply-design-mode="false"/>
        <table:table-column table:style-name="co1" table:default-cell-style-name="ce5"/>
        <table:table-column table:style-name="co1" table:default-cell-style-name="ce7"/>
        <table:table-column table:style-name="co2" table:default-cell-style-name="ce7"/>
        <table:table-column table:style-name="co1" table:default-cell-style-name="ce5"/>
        <table:table-column table:style-name="co3" table:default-cell-style-name="ce7"/>
        <table:table-column table:style-name="co1" table:number-columns-repeated="25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Zeiterfassung</text:p>
          </table:table-cell>
          <table:covered-table-cell table:number-columns-repeated="4" table:style-name="Default"/>
          <table:table-cell table:number-columns-repeated="251"/>
        </table:table-row>
        <table:table-row table:style-name="ro2">
          <table:table-cell table:style-name="ce2"/>
          <table:table-cell table:style-name="ce6" table:number-columns-repeated="2"/>
          <table:table-cell table:style-name="ce2"/>
          <table:table-cell table:style-name="ce6"/>
          <table:table-cell table:number-columns-repeated="251"/>
        </table:table-row>
        <table:table-row table:style-name="ro3">
          <table:table-cell table:style-name="ce3" office:value-type="string" calcext:value-type="string" table:number-columns-spanned="5" table:number-rows-spanned="1">
            <text:p>Vorlage für eine Zeiterfassung. Tätigkeiten sind als Vorschlag zu verstehen.</text:p>
          </table:table-cell>
          <table:covered-table-cell table:number-columns-repeated="4" table:style-name="Default"/>
          <table:table-cell table:number-columns-repeated="251"/>
        </table:table-row>
        <table:table-row table:style-name="ro2">
          <table:table-cell table:style-name="ce2"/>
          <table:table-cell table:style-name="ce6" table:number-columns-repeated="2"/>
          <table:table-cell table:style-name="ce2"/>
          <table:table-cell table:style-name="ce6"/>
          <table:table-cell table:number-columns-repeated="251"/>
        </table:table-row>
        <table:table-row table:style-name="ro2">
          <table:table-cell table:style-name="ce2" office:value-type="string" calcext:value-type="string">
            <text:p>Datum</text:p>
          </table:table-cell>
          <table:table-cell table:style-name="ce6" office:value-type="string" calcext:value-type="string">
            <text:p>Ausführende/r</text:p>
          </table:table-cell>
          <table:table-cell table:style-name="ce6" office:value-type="string" calcext:value-type="string">
            <text:p>Tätigkeit</text:p>
          </table:table-cell>
          <table:table-cell table:style-name="ce2" office:value-type="string" calcext:value-type="string">
            <text:p>Dauer (h)</text:p>
          </table:table-cell>
          <table:table-cell table:style-name="ce6" office:value-type="string" calcext:value-type="string">
            <text:p>Anmerkung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3-09-30" calcext:value-type="date">
            <text:p>30.09.13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Development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Recherche und Http-Server Tutorial gemacht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3-10-07" calcext:value-type="date">
            <text:p>07.10.13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Development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Server “entschlackt” und getestet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3-10-16" calcext:value-type="date">
            <text:p>16.10.13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3.5</text:p>
          </table:table-cell>
          <table:table-cell table:style-name="ce8" office:value-type="string" calcext:value-type="string">
            <text:p>Kapselung part 1 implementiert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3-10-17" calcext:value-type="date">
            <text:p>17.10.13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Development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Fertig gekapselt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3-10-20" calcext:value-type="date">
            <text:p>20.10.13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Development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server von bugs befreit und verbessert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3-11-10" calcext:value-type="date">
            <text:p>10.11.13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Development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vorbereitung für file plugin und weiter Tests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3-11-30" calcext:value-type="date">
            <text:p>30.11.13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4.5</text:p>
          </table:table-cell>
          <table:table-cell table:style-name="ce8" office:value-type="string" calcext:value-type="string">
            <text:p>file plugin fertig gestellt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3-12-18" calcext:value-type="date">
            <text:p>18.12.13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4.5</text:p>
          </table:table-cell>
          <table:table-cell table:style-name="ce8" office:value-type="string" calcext:value-type="string">
            <text:p>Testen der Bisherigen Funktionen getestet und Gedanken zu Wetterplugin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4-01-06" calcext:value-type="date">
            <text:p>06.01.14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Development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Vorbereitung für Unittests und Funktionaltät wurde noch mal geprüft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4-01-08" calcext:value-type="date">
            <text:p>08.01.14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Development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Unittest und Readme erstellt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3-10-08" calcext:value-type="date">
            <text:p>08.10.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evelopment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Temp plugin Datenbank erstellt und erste Interface versuche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3-10-10" calcext:value-type="date">
            <text:p>10.10.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1.5</text:p>
          </table:table-cell>
          <table:table-cell table:style-name="ce8" office:value-type="string" calcext:value-type="string">
            <text:p>Datenbank mit zufallsdaten befüllt und weitere Plugin Recherche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3-10-15" calcext:value-type="date">
            <text:p>15.10.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evelopment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Versuch DLL zu laden, plugins als dll erstellt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3-10-16" calcext:value-type="date">
            <text:p>16.10.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3.5</text:p>
          </table:table-cell>
          <table:table-cell table:style-name="ce8" office:value-type="string" calcext:value-type="string">
            <text:p>Sql Verbindung hergestellt, dynamisches assembly laden implementiert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3-11-09" calcext:value-type="date">
            <text:p>09.11.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evelopment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Temperatur Plugin Datumsabfrage und Xml Export fertig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3-11-10" calcext:value-type="date">
            <text:p>10.11.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evelopment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tandardverhalten ohne explizite Parameterueberage zum Temperatur Plugin realisiert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3-11-25" calcext:value-type="date">
            <text:p>25.11.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evelopment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temp plugin code entsprechend Diskussion angepasst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3-11-26" calcext:value-type="date">
            <text:p>26.11.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evelopment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Arbeit am navi Plugin begonnen</text:p>
          </table:table-cell>
          <table:table-cell table:number-columns-repeated="251"/>
        </table:table-row>
        <table:table-row table:style-name="ro5">
          <table:table-cell table:style-name="ce4" office:value-type="date" office:date-value="2013-12-01" calcext:value-type="date">
            <text:p>01.12.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evelopment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Navi, bis auf genauere Test, abgeschlossen. Plugins werden jetzt einmal für den ganzen Server instanziert.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3-12-02" calcext:value-type="date">
            <text:p>02.12.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evelopment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Problem behoben bei dem Urls mit Unicode zeichen nicht korrekt verarbeitet wurden.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4-01-02" calcext:value-type="date">
            <text:p>02.01.14</text:p>
          </table:table-cell>
          <table:table-cell office:value-type="string" calcext:value-type="string">
            <text:p>Maritn</text:p>
          </table:table-cell>
          <table:table-cell office:value-type="string" calcext:value-type="string">
            <text:p>Development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Ausgabe von Navi Plugin verbessert, Temp trägt nun regelmäßig neue daten ein </text:p>
          </table:table-cell>
          <table:table-cell table:number-columns-repeated="251"/>
        </table:table-row>
        <table:table-row table:style-name="ro4">
          <table:table-cell table:style-name="ce4" office:value-type="date" office:date-value="2014-01-07" calcext:value-type="date">
            <text:p>07.01.14</text:p>
          </table:table-cell>
          <table:table-cell office:value-type="string" calcext:value-type="string">
            <text:p>Maritn</text:p>
          </table:table-cell>
          <table:table-cell office:value-type="string" calcext:value-type="string">
            <text:p>Development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tter Plugin abgeschlossen uf 404 Ferhlermeldung eingebaut</text:p>
          </table:table-cell>
          <table:table-cell table:number-columns-repeated="251"/>
        </table:table-row>
        <table:table-row table:style-name="ro6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1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Zeitliste Pivot" table:style-name="ta2" table:print="false">
        <table:table-column table:style-name="co1" table:number-columns-repeated="4" table:default-cell-style-name="ce9"/>
        <table:table-column table:style-name="co1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4">
          <table:table-cell/>
          <table:table-cell office:value-type="string" calcext:value-type="string">
            <text:p>Arthu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Grand Total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Deploymen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Wichtig! Evtl muss der Datenbereich angepasst werden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evelop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Manage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Meet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Recher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Testi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Grand Tota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text>öS </number:text>
      <number:number number:decimal-places="0" number:min-integer-digits="1" number:grouping="true"/>
      <number:text> </number:text>
    </number:number-style>
    <number:number-style style:name="N111P1" style:volatile="true">
      <number:text>öS (</number:text>
      <number:number number:decimal-places="0" number:min-integer-digits="1" number:grouping="true"/>
      <number:text>)</number:text>
    </number:number-style>
    <number:number-style style:name="N111P2" style:volatile="true">
      <number:text>öS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öS </number:text>
      <number:number number:decimal-places="2" number:min-integer-digits="1" number:grouping="true"/>
      <number:text> </number:text>
    </number:number-style>
    <number:number-style style:name="N118P1" style:volatile="true">
      <number:text>öS (</number:text>
      <number:number number:decimal-places="2" number:min-integer-digits="1" number:grouping="true"/>
      <number:text>)</number:text>
    </number:number-style>
    <number:number-style style:name="N118P2" style:volatile="true">
      <number:text>öS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Zeitliste" style:display-name="PageStyle_Zeitli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eitliste_20_Pivot" style:display-name="PageStyle_Zeitliste Pivo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8T21:53:02.145000000</dc:date>
    <meta:editing-duration>P0D</meta:editing-duration>
    <meta:editing-cycles>4</meta:editing-cycles>
    <meta:generator>LibreOffice/4.1.0.4$Windows_x86 LibreOffice_project/89ea49ddacd9aa532507cbf852f2bb22b1ace28</meta:generator>
    <meta:document-statistic meta:table-count="2" meta:cell-count="144" meta:object-count="0"/>
  </office:meta>
</office:document-meta>
</file>